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93546704" text:id="ct935467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2936272" text:id="ct1029362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96181280" text:id="ct961812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644064" text:id="ct776440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90686480" text:id="ct906864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78120400" text:id="ct781204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93546704"/><text:change-start text:change-id="ct102936272"/>Adopt<text:change-end text:change-id="ct102936272"/>ed<text:change-start text:change-id="ct96181280"/> as a <text:change-end text:change-id="ct96181280"/>NMRA <text:change-start text:change-id="ct77644064"/>Standard<text:change-end text:change-id="ct7764406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90686480"/><text:change-start text:change-id="ct78120400"/>Version History<text:change-end text:change-id="ct781204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51.381607870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x.x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3:51.290877693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3" meta:word-count="74" meta:character-count="441" meta:non-whitespace-character-count="373"/>
  </office:meta>
</office:document-meta>
</file>